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842CFB51BBD84B60C3.png" manifest:media-type="image/png"/>
  <manifest:file-entry manifest:full-path="Pictures/10000000000001A200000078FEEF8617875B73AC.jpg" manifest:media-type="image/jpeg"/>
  <manifest:file-entry manifest:full-path="Pictures/10000000000004B60000016EA60FC92D29452F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15cm" fo:min-width="17.3cm"/>
    </style:style>
    <style:style style:name="gr2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7.8cm" svg:height="8.4cm" svg:x="1.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74cm" svg:height="3.3cm" svg:x="5.341cm" svg:y="3.9cm">
          <draw:image xlink:href="Pictures/10000000000004B60000016EA60FC92D29452F64.jpg" xlink:type="simple" xlink:show="embed" xlink:actuate="onLoad" draw:mime-type="image/jpeg">
            <text:p/>
          </draw:image>
        </draw:frame>
        <draw:frame draw:style-name="gr2" draw:text-style-name="P2" draw:layer="layout" svg:width="7.373cm" svg:height="2.116cm" svg:x="2.027cm" svg:y="7.958cm">
          <draw:image xlink:href="Pictures/10000000000001A200000078FEEF8617875B73AC.jpg" xlink:type="simple" xlink:show="embed" xlink:actuate="onLoad" draw:mime-type="image/jpeg">
            <text:p/>
          </draw:image>
        </draw:frame>
        <draw:frame draw:style-name="gr2" draw:text-style-name="P2" draw:layer="layout" svg:width="6.337cm" svg:height="2.19cm" svg:x="11.8cm" svg:y="7.91cm">
          <draw:image xlink:href="Pictures/100000000000017E000000842CFB51BBD84B60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6-20T16:42:32.726860443</dc:date>
    <meta:editing-duration>PT4H4M26S</meta:editing-duration>
    <meta:editing-cycles>40</meta:editing-cycles>
    <meta:generator>LibreOffice/7.3.7.2$Linux_X86_64 LibreOffice_project/30$Build-2</meta:generator>
    <meta:document-statistic meta:object-count="4"/>
  </office:meta>
</office:document-meta>
</file>